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Pictures/100000000000030D0000020E1824FD3AE1C0445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/>
    <style:font-face style:name="Arial1" svg:font-family="Arial" style:font-family-generic="swiss"/>
    <style:font-face style:name="Arial" svg:font-family="Arial" style:font-pitch="variable"/>
    <style:font-face style:name="Migu 1C" svg:font-family="'Migu 1C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subtitle">
      <style:graphic-properties draw:fill-color="#ffffff" draw:textarea-vertical-align="bottom" fo:min-height="5.82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2.232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outline1">
      <style:graphic-properties fo:min-height="5.559cm"/>
    </style:style>
    <style:style style:name="pr7" style:family="presentation" style:parent-style-name="Blue_5f_Curve1-notes">
      <style:graphic-properties draw:fill-color="#ffffff" draw:auto-grow-height="true" fo:min-height="13.364cm"/>
    </style:style>
    <style:style style:name="pr8" style:family="presentation" style:parent-style-name="Blue_5f_Curve1-subtitle">
      <style:graphic-properties draw:fill-color="#ffffff" draw:textarea-vertical-align="top" fo:min-height="12.179cm"/>
    </style:style>
    <style:style style:name="pr9" style:family="presentation" style:parent-style-name="Blue_5f_Curve1-notes">
      <style:graphic-properties draw:fill-color="#ffffff" fo:min-height="13.364cm"/>
    </style:style>
    <style:style style:name="pr10" style:family="presentation" style:parent-style-name="Blue_5f_Curve1-title">
      <style:graphic-properties fo:min-height="1.771cm"/>
    </style:style>
    <style:style style:name="pr11" style:family="presentation" style:parent-style-name="Blue_5f_Curve1-title">
      <style:graphic-properties draw:auto-grow-height="true" fo:min-height="2.232cm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25cm" fo:margin-bottom="0cm"/>
    </style:style>
    <style:style style:name="P7" style:family="paragraph">
      <style:paragraph-properties fo:margin-top="0.25cm" fo:margin-bottom="0cm" style:writing-mode="lr-tb"/>
      <style:text-properties fo:font-size="16pt" style:font-size-asian="16pt" style:font-size-complex="16pt"/>
    </style:style>
    <style:style style:name="P8" style:family="paragraph">
      <style:paragraph-properties fo:margin-top="0.25cm" fo:margin-bottom="0cm" style:writing-mode="lr-tb"/>
      <style:text-properties fo:font-size="13pt" style:font-size-asian="13pt" style:font-size-complex="13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12" style:family="paragraph">
      <loext:graphic-properties draw:fill-color="#ffffff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style:writing-mode="lr-tb"/>
      <style:text-properties fo:font-size="20pt" style:font-size-asian="20pt" style:font-size-complex="20p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style:writing-mode="lr-tb"/>
      <style:text-properties fo:font-size="13pt" style:font-size-asian="13pt" style:font-size-complex="13pt"/>
    </style:style>
    <style:style style:name="P17" style:family="paragraph">
      <loext:graphic-properties draw:fill-color="#ffffff"/>
      <style:paragraph-properties style:writing-mode="lr-tb"/>
      <style:text-properties style:font-size-asian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51cm" svg:y="6.503cm" presentation:class="title" presentation:user-transformed="true">
          <draw:text-box>
            <text:p><text:span text:style-name="T1">python</text:span><text:span text:style-name="T1">の勉強（グラフ作成、機械学習）を兼ねた、</text:span><text:span text:style-name="T1"><text:line-break/></text:span><text:span text:style-name="T1">為替予測チャートツールの作成</text:span></text:p>
          </draw:text-box>
        </draw:frame>
        <draw:frame presentation:style-name="pr2" draw:text-style-name="P3" draw:layer="layout" svg:width="25.199cm" svg:height="5.826cm" svg:x="1.4cm" svg:y="11.267cm" presentation:class="subtitle">
          <draw:text-box>
            <text:p text:style-name="P2"><text:span text:style-name="T2">2020</text:span><text:span text:style-name="T2">年</text:span><text:span text:style-name="T2">3</text:span><text:span text:style-name="T2">月＜共同制作者＞吉岡、宮崎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2">
        <office:forms form:automatic-focus="false" form:apply-design-mode="false"/>
        <draw:frame presentation:style-name="pr4" draw:text-style-name="P5" draw:layer="layout" svg:width="25.199cm" svg:height="2.232cm" svg:x="1.4cm" svg:y="0.607cm" presentation:class="title" presentation:user-transformed="true">
          <draw:text-box>
            <text:p>概要1</text:p>
          </draw:text-box>
        </draw:frame>
        <draw:frame presentation:style-name="pr5" draw:text-style-name="P7" draw:layer="layout" svg:width="14.8cm" svg:height="13.693cm" svg:x="1.4cm" svg:y="3.4cm" presentation:class="outline" presentation:user-transformed="true">
          <draw:text-box>
            <text:p text:style-name="P6"><text:span text:style-name="T3">＜流れ＞</text:span></text:p>
            <text:list text:style-name="L3">
              <text:list-item>
                <text:p text:style-name="P6"><text:span text:style-name="T4">データの抽出・</text:span><text:span text:style-name="T3">保持（データの自動追加・削除）</text:span></text:p>
              </text:list-item>
              <text:list-item>
                <text:p text:style-name="P6"><text:span text:style-name="T3">チャート作成（</text:span><text:span text:style-name="T3">Matplotlib</text:span><text:span text:style-name="T3">使用）</text:span></text:p>
              </text:list-item>
              <text:list-item>
                <text:p text:style-name="P6"><text:span text:style-name="T3">簡略化計算　→　教師なし学習（</text:span><text:span text:style-name="T3">pandas</text:span><text:span text:style-name="T3">使用）</text:span></text:p>
              </text:list-item>
              <text:list-item>
                <text:p text:style-name="P6"><text:span text:style-name="T3">変動しそうな要因入力</text:span></text:p>
              </text:list-item>
            </text:list>
            <text:p text:style-name="P6"><text:span text:style-name="T3">　　</text:span><text:span text:style-name="T5">（人的、自然、国別要因　等　カテゴリ分けして</text:span><text:span text:style-name="T5">10</text:span><text:span text:style-name="T5">段階評価などで。）</text:span></text:p>
            <text:list text:continue-numbering="true" text:style-name="L3">
              <text:list-item>
                <text:p text:style-name="P6"><text:span text:style-name="T3">学習計算　→　教師あり学習（</text:span><text:span text:style-name="T3">scikit-learn</text:span><text:span text:style-name="T3">使用）</text:span></text:p>
              </text:list-item>
            </text:list>
            <text:p text:style-name="P6"><text:span text:style-name="T5">　　　（既存データでは「大災害の●か月後は下落している」など）</text:span></text:p>
            <text:list text:continue-numbering="true" text:style-name="L3">
              <text:list-item>
                <text:p text:style-name="P6"><text:span text:style-name="T4">予測値の算出　→　 教師あり学習</text:span><text:span text:style-name="T3">（</text:span><text:span text:style-name="T3">scikit-learn</text:span><text:span text:style-name="T3">使用）</text:span></text:p>
              </text:list-item>
            </text:list>
            <text:p text:style-name="P6"><text:span text:style-name="T5">　　　（どのくらい上昇</text:span><text:span text:style-name="T5">or</text:span><text:span text:style-name="T5">下落するか。）</text:span></text:p>
            <text:list text:continue-numbering="true" text:style-name="L3">
              <text:list-item>
                <text:p text:style-name="P6"><text:span text:style-name="T3">ユーザー選択（買う</text:span><text:span text:style-name="T3">or</text:span><text:span text:style-name="T3">売る</text:span><text:span text:style-name="T3">or</text:span><text:span text:style-name="T3">保留）</text:span></text:p>
              </text:list-item>
              <text:list-item>
                <text:p text:style-name="P6"><text:span text:style-name="T3">実際のデータと予測値を比較し計算　→　強化学習</text:span></text:p>
              </text:list-item>
            </text:list>
          </draw:text-box>
        </draw:frame>
        <draw:frame presentation:style-name="pr6" draw:text-style-name="P8" draw:layer="layout" svg:width="9.81cm" svg:height="6.723cm" svg:x="17.2cm" svg:y="3.077cm" presentation:class="outline" presentation:user-transformed="true">
          <draw:text-box>
            <text:list text:style-name="L2">
              <text:list-item>
                <text:p text:style-name="P6"><text:span text:style-name="T6">＜作成環境＞</text:span></text:p>
              </text:list-item>
              <text:list-item>
                <text:p text:style-name="P6"><text:span text:style-name="T6">OS</text:span><text:span text:style-name="T6">：</text:span><text:span text:style-name="T6">Windows10</text:span></text:p>
              </text:list-item>
              <text:list-item>
                <text:p text:style-name="P6"><text:span text:style-name="T6">言語：</text:span><text:span text:style-name="T6">python3</text:span></text:p>
              </text:list-item>
              <text:list-item>
                <text:p text:style-name="P6"><text:span text:style-name="T6">統合開発環境（</text:span><text:span text:style-name="T6">IDE</text:span><text:span text:style-name="T6">）：</text:span><text:span text:style-name="T6">PyCharm</text:span><text:span text:style-name="T6">（</text:span><text:span text:style-name="T6">Pleiades</text:span><text:span text:style-name="T6">で日本語化）</text:span></text:p>
              </text:list-item>
              <text:list-item>
                <text:p text:style-name="P6"><text:span text:style-name="T6">ライブラリ：</text:span></text:p>
              </text:list-item>
              <text:list-item>
                <text:p text:style-name="P6"><text:span text:style-name="T6">グラフ表示ソフト </text:span><text:span text:style-name="T6">Matplotlib</text:span></text:p>
              </text:list-item>
              <text:list-item>
                <text:p text:style-name="P6"><text:span text:style-name="T6">データ解析ソフト </text:span><text:span text:style-name="T6">pandas</text:span></text:p>
              </text:list-item>
              <text:list-item>
                <text:p text:style-name="P6"><text:span text:style-name="T6">機械学習ライブラリ </text:span><text:span text:style-name="T6">scikit-learn</text:span></text:p>
              </text:list-item>
            </text:list>
          </draw:text-box>
        </draw:frame>
        <draw:frame draw:style-name="gr2" draw:text-style-name="P9" draw:layer="layout" svg:width="10.516cm" svg:height="7.082cm" svg:x="16.284cm" svg:y="11.067cm" presentation:class="graphic" presentation:user-transformed="true">
          <draw:image xlink:href="Pictures/100000000000030D0000020E1824FD3AE1C0445E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0">
        <office:forms form:automatic-focus="false" form:apply-design-mode="false"/>
        <draw:frame presentation:style-name="pr4" draw:text-style-name="P5" draw:layer="layout" svg:width="25.199cm" svg:height="2.232cm" svg:x="1.4cm" svg:y="0.607cm" presentation:class="title" presentation:user-transformed="true">
          <draw:text-box>
            <text:p>やりたいこと</text:p>
          </draw:text-box>
        </draw:frame>
        <draw:frame presentation:style-name="pr8" draw:text-style-name="P11" draw:layer="layout" svg:width="25.199cm" svg:height="13.287cm" svg:x="1.4cm" svg:y="4.914cm" presentation:class="subtitle" presentation:user-transformed="true">
          <draw:text-box>
            <text:p text:style-name="P10"><text:span text:style-name="T7">・</text:span><text:span text:style-name="T7">python</text:span><text:span text:style-name="T7">を使った機械学習等の知識習得</text:span><text:span text:style-name="T7">(matplot</text:span><text:span text:style-name="T7">、</text:span><text:span text:style-name="T7">pandas</text:span><text:span text:style-name="T7">、</text:span><text:span text:style-name="T7">sckleaning)</text:span></text:p>
            <text:p text:style-name="P10"><text:span text:style-name="T7"/></text:p>
            <text:p text:style-name="P10"><text:span text:style-name="T7">・</text:span><text:span text:style-name="T7">git</text:span><text:span text:style-name="T7">の使用</text:span></text:p>
            <text:p text:style-name="P10"><text:span text:style-name="T7">・</text:span><text:span text:style-name="T7">Web</text:span><text:span text:style-name="T7">からのデータ取得</text:span></text:p>
            <text:p text:style-name="P10"><text:span text:style-name="T7">・</text:span><text:span text:style-name="T7">Web</text:span><text:span text:style-name="T7">表示（</text:span><text:span text:style-name="T7">HTML</text:span><text:span text:style-name="T7">等との関わり）</text:span></text:p>
            <text:p text:style-name="P10"><text:span text:style-name="T7"/></text:p>
            <text:p text:style-name="P10"><text:span text:style-name="T7"/></text:p>
            <text:p text:style-name="P10"><text:span text:style-name="T7">・</text:span><text:span text:style-name="T7">SQL</text:span><text:span text:style-name="T7">やデータベースとの関わり</text:span><text:span text:style-name="T7">(PHP</text:span><text:span text:style-name="T7">を使うか</text:span><text:span text:style-name="T7">Java</text:span><text:span text:style-name="T7">サーブレットを使うか</text:span><text:span text:style-name="T7">)</text:span></text:p>
            <text:p text:style-name="P10"><text:span text:style-name="T7"/></text:p>
            <text:p text:style-name="P10"><text:span text:style-name="T7"/></text:p>
            <text:p text:style-name="P10"><text:span text:style-name="T7">余談</text:span></text:p>
            <text:p text:style-name="P10"><text:span text:style-name="T7">・</text:span><text:span text:style-name="T7">python</text:span><text:span text:style-name="T7">は</text:span><text:span text:style-name="T7">VBA</text:span><text:span text:style-name="T7">や</text:span><text:span text:style-name="T7">javaScript</text:span><text:span text:style-name="T7">の代わりとして使えるか</text:span></text:p>
            <text:p text:style-name="P10"><text:span text:style-name="T7">・</text:span><text:span text:style-name="T7">SQL</text:span><text:span text:style-name="T7">ではなく</text:span><text:span text:style-name="T7">python</text:span><text:span text:style-name="T7">によるデータ操作でいけるか</text:span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3T1">
        <office:forms form:automatic-focus="false" form:apply-design-mode="false"/>
        <draw:frame presentation:style-name="pr10" draw:layer="layout" svg:width="25.199cm" svg:height="1.771cm" svg:x="1.4cm" svg:y="0.837cm" presentation:class="title">
          <draw:text-box>
            <text:p>役割分担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共通</text:span></text:p>
              </text:list-item>
              <text:list-item>
                <text:p><text:span text:style-name="T7">python</text:span><text:span text:style-name="T7">の基礎知識習得（機械学習等</text:span><text:span text:style-name="T7">）</text:span></text:p>
              </text:list-item>
              <text:list-item>
                <text:p><text:span text:style-name="T7"/></text:p>
              </text:list-item>
              <text:list-item>
                <text:p><text:span text:style-name="T7">Y</text:span><text:span text:style-name="T7">氏</text:span></text:p>
              </text:list-item>
              <text:list-item>
                <text:p><text:span text:style-name="T7">json</text:span><text:span text:style-name="T7">使用し、</text:span><text:span text:style-name="T7">Web</text:span><text:span text:style-name="T7">からデータ取得。</text:span></text:p>
              </text:list-item>
              <text:list-item>
                <text:p><text:span text:style-name="T7"/></text:p>
              </text:list-item>
              <text:list-item>
                <text:p><text:span text:style-name="T7">M</text:span><text:span text:style-name="T7">氏</text:span></text:p>
              </text:list-item>
              <text:list-item>
                <text:p><text:span text:style-name="T7">グラフ等。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3T1">
        <office:forms form:automatic-focus="false" form:apply-design-mode="false"/>
        <draw:frame presentation:style-name="pr4" draw:text-style-name="P5" draw:layer="layout" svg:width="25.199cm" svg:height="2.232cm" svg:x="1.4cm" svg:y="0.607cm" presentation:class="title">
          <draw:text-box>
            <text:p text:style-name="P5">結果</text:p>
          </draw:text-box>
        </draw:frame>
        <draw:frame presentation:style-name="pr5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3"><text:span text:style-name="T7">其々、作るための知識は得られた。</text:span></text:p>
              </text:list-item>
              <text:list-item>
                <text:p text:style-name="P13"><text:span text:style-name="T7"/></text:p>
              </text:list-item>
              <text:list-item>
                <text:p text:style-name="P13"><text:span text:style-name="T7">「データベース接続し、データストック」はまだ。</text:span></text:p>
              </text:list-item>
              <text:list-item>
                <text:p text:style-name="P13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3T1">
        <office:forms form:automatic-focus="false" form:apply-design-mode="false"/>
        <draw:frame presentation:style-name="pr11" draw:text-style-name="P5" draw:layer="layout" svg:width="25.199cm" svg:height="2.232cm" svg:x="1.4cm" svg:y="0.607cm" presentation:class="title">
          <draw:text-box>
            <text:p>今後の展望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15"><text:span text:style-name="T7">今後の展望</text:span></text:p>
              </text:list-item>
              <text:list-item>
                <text:p text:style-name="P15"><text:span text:style-name="T7"/></text:p>
              </text:list-item>
              <text:list-item>
                <text:p text:style-name="P15"><text:span text:style-name="T7">anaconda</text:span><text:span text:style-name="T7">や</text:span><text:span text:style-name="T7">jupitar</text:span><text:span text:style-name="T7">の知識も取り入れていきたい。</text:span></text:p>
              </text:list-item>
              <text:list-item>
                <text:p text:style-name="P15"><text:span text:style-name="T7">ディープラーニングへ深めていきたい</text:span></text:p>
              </text:list-item>
              <text:list-item>
                <text:p text:style-name="P15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3T1">
        <office:forms form:automatic-focus="false" form:apply-design-mode="false"/>
        <draw:frame presentation:style-name="pr4" draw:text-style-name="P5" draw:layer="layout" svg:width="25.199cm" svg:height="2.232cm" svg:x="1.4cm" svg:y="0.607cm" presentation:class="title" presentation:placeholder="true">
          <draw:text-box/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以上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3T1">
        <office:forms form:automatic-focus="false" form:apply-design-mode="false"/>
        <draw:frame presentation:style-name="pr4" draw:text-style-name="P5" draw:layer="layout" svg:width="25.199cm" svg:height="2.232cm" svg:x="1.4cm" svg:y="0.607cm" presentation:class="title" presentation:placeholder="true">
          <draw:text-box/>
        </draw:frame>
        <draw:frame presentation:style-name="pr5" draw:text-style-name="P16" draw:layer="layout" svg:width="25.199cm" svg:height="12.179cm" svg:x="1.601cm" svg:y="3.221cm" presentation:class="outline" presentation:user-transformed="true">
          <draw:text-box>
            <text:p><text:span text:style-name="T6">機械学習</text:span><text:span text:style-name="T6">3</text:span><text:span text:style-name="T6">つ（教師あり学習、教師なし学習、強化学習）</text:span></text:p>
            <text:p><text:span text:style-name="T6">教師あり</text:span></text:p>
            <text:p><text:span text:style-name="T6">1</text:span><text:span text:style-name="T6">、膨大な「正解のわかっているデータ」を元にルールやパターン（出力）を学習。</text:span></text:p>
            <text:p><text:span text:style-name="T6">2</text:span><text:span text:style-name="T6">、そのあとに、インプットされた「正解がわからないデータ」に対してルールやパターンを元に認識や予測をする</text:span></text:p>
            <text:p><text:span text:style-name="T6">代表的な手法は、回帰や分類。</text:span></text:p>
            <text:p><text:span text:style-name="T6"/></text:p>
            <text:p><text:span text:style-name="T6">教師なし</text:span></text:p>
            <text:p><text:span text:style-name="T6">主にデータそのものが持つ構造・特徴を分析し、グループ分けやデータの簡略化</text:span></text:p>
            <text:p><text:span text:style-name="T6">代表的な手法は、クラスタリングや次元削減</text:span></text:p>
            <text:p><text:span text:style-name="T6"/></text:p>
            <text:p><text:span text:style-name="T6">強化学習</text:span></text:p>
            <text:p><text:span text:style-name="T6">機械がとる行動の戦略（指針）を強化（改善）する仕組みを学ぶ手法</text:span></text:p>
            <text:p><text:span text:style-name="T6">一連の行動をとった結果ごとに報酬を設定し、その「報酬が最大化」するように機械が試行錯誤し、学習することで精度をあげていく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3T1">
        <office:forms form:automatic-focus="false" form:apply-design-mode="false"/>
        <draw:frame presentation:style-name="pr10" draw:layer="layout" svg:width="25.199cm" svg:height="1.771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ttps://pythondatascience.plavox.info/scikit-learn/%E3%83%88%E3%83%AC%E3%83%BC%E3%83%8B%E3%83%B3%E3%82%B0%E3%83%87%E3%83%BC%E3%82%BF%E3%81%A8%E3%83%86%E3%82%B9%E3%83%88%E3%83%87%E3%83%BC%E3%82%B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erif" svg:font-family="'Droid Serif'" style:font-family-generic="roman"/>
    <style:font-face style:name="Arial1" svg:font-family="Arial" style:font-family-generic="swiss"/>
    <style:font-face style:name="Arial" svg:font-family="Arial" style:font-pitch="variable"/>
    <style:font-face style:name="Migu 1C" svg:font-family="'Migu 1C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Noto Serif CJK JP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style:font-name="Migu 1C" fo:font-family="'Migu 1C'" style:font-family-generic="modern" style:font-pitch="variable" fo:font-size="10.5pt" fo:language="en" fo:country="US" style:letter-kerning="true" style:font-name-asian="Arial" style:font-family-asian="Arial" style:font-pitch-asian="variable" style:language-asian="hi" style:country-asian="IN"/>
    </style:style>
    <style:style style:name="インターネットリンク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さらに強調" style:family="graphic">
      <style:paragraph-properties style:text-autospace="none"/>
      <style:text-properties fo:font-weight="bold" style:font-weight-asian="bold" style:font-weight-complex="bold"/>
    </style:style>
    <style:style style:name="索引" style:family="graphic">
      <style:paragraph-properties style:text-autospace="none"/>
      <style:text-properties style:font-name="Droid Serif" fo:font-family="'Droid Serif'" style:font-family-generic="roman" style:font-name-asian="Arial1" style:font-family-asian="Arial" style:font-family-generic-asian="swiss"/>
    </style:style>
    <style:style style:name="キャプション" style:family="graphic">
      <style:paragraph-properties fo:margin-top="0.374cm" fo:margin-bottom="0.374cm" style:text-autospace="none"/>
      <style:text-properties style:font-name="Droid Serif" fo:font-family="'Droid Serif'" style:font-family-generic="roman" fo:font-size="10.5pt" fo:font-style="italic" style:font-name-asian="Arial1" style:font-family-asian="Arial" style:font-family-generic-asian="swiss" style:font-size-asian="12pt" style:font-style-asian="italic"/>
    </style:style>
    <style:style style:name="リスト" style:family="graphic">
      <style:paragraph-properties fo:margin-top="0cm" fo:margin-bottom="0.436cm" fo:line-height="115%" style:text-autospace="none"/>
      <style:text-properties style:font-name="Droid Serif" fo:font-family="'Droid Serif'" style:font-family-generic="roman" style:font-name-asian="Arial1" style:font-family-asian="Arial" style:font-family-generic-asian="swiss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22:16:58.475000000</meta:creation-date>
    <meta:editing-duration>PT2H19M49S</meta:editing-duration>
    <meta:editing-cycles>34</meta:editing-cycles>
    <meta:generator>LibreOffice/5.4.3.2$Windows_X86_64 LibreOffice_project/92a7159f7e4af62137622921e809f8546db437e5</meta:generator>
    <dc:title>Blue Curve</dc:title>
    <dc:date>2020-03-26T20:10:08.903000000</dc:date>
    <meta:document-statistic meta:object-count="73"/>
  </office:meta>
</office:document-meta>
</file>